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776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01776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paragraph-rsid="0001776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officeooo:rsid="0001776f" officeooo:paragraph-rsid="0001776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paragraph-rsid="0001776f" style:font-size-asian="36pt" style:font-weight-asian="bold" style:font-size-complex="36pt" style:font-weight-complex="bold"/>
    </style:style>
    <style:style style:name="P6" style:family="paragraph" style:parent-style-name="Standard">
      <style:text-properties officeooo:paragraph-rsid="0001776f"/>
    </style:style>
    <style:style style:name="P7" style:family="paragraph" style:parent-style-name="Standard">
      <style:paragraph-properties fo:text-align="center" style:justify-single-word="false"/>
      <style:text-properties officeooo:rsid="000285ed" officeooo:paragraph-rsid="000285e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54f2c" officeooo:paragraph-rsid="00054f2c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54f2c" officeooo:paragraph-rsid="00054f2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06fce2" officeooo:paragraph-rsid="0006fce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6fce2" officeooo:paragraph-rsid="0006fce2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6fce2" officeooo:paragraph-rsid="00543a74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6fce2" officeooo:paragraph-rsid="00459334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6fce2" officeooo:paragraph-rsid="0045eb9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6fce2" officeooo:paragraph-rsid="0049d405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26942a" officeooo:paragraph-rsid="0006fce2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6fce2" officeooo:paragraph-rsid="0048a609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6fce2" officeooo:paragraph-rsid="0049d405" style:font-size-asian="15pt" style:font-weight-asian="normal" style:font-size-complex="15pt" style:font-weight-complex="normal"/>
    </style:style>
    <style:style style:name="T1" style:family="text">
      <style:text-properties officeooo:rsid="0001776f"/>
    </style:style>
    <style:style style:name="T2" style:family="text">
      <style:text-properties officeooo:rsid="0003b167"/>
    </style:style>
    <style:style style:name="T3" style:family="text">
      <style:text-properties fo:font-size="12pt" officeooo:rsid="0041fead" style:font-size-asian="10.5pt" style:font-size-complex="12pt"/>
    </style:style>
    <style:style style:name="T4" style:family="text">
      <style:text-properties fo:font-size="12pt" officeooo:rsid="004427c5" style:font-size-asian="10.5pt" style:font-size-complex="12pt"/>
    </style:style>
    <style:style style:name="T5" style:family="text">
      <style:text-properties fo:font-size="12pt" officeooo:rsid="0048a609" style:font-size-asian="10.5pt" style:font-size-complex="12pt"/>
    </style:style>
    <style:style style:name="T6" style:family="text">
      <style:text-properties fo:font-size="12pt" officeooo:rsid="0048e4e6" style:font-size-asian="10.5pt" style:font-size-complex="12pt"/>
    </style:style>
    <style:style style:name="T7" style:family="text">
      <style:text-properties fo:font-size="12pt" officeooo:rsid="0049d405" style:font-size-asian="10.5pt" style:font-size-complex="12pt"/>
    </style:style>
    <style:style style:name="T8" style:family="text">
      <style:text-properties fo:font-size="12pt" officeooo:rsid="004c42f0" style:font-size-asian="10.5pt" style:font-size-complex="12pt"/>
    </style:style>
    <style:style style:name="T9" style:family="text">
      <style:text-properties fo:font-size="12pt" officeooo:rsid="004defc0" style:font-size-asian="10.5pt" style:font-size-complex="12pt"/>
    </style:style>
    <style:style style:name="T10" style:family="text">
      <style:text-properties fo:font-size="12pt" officeooo:rsid="004f4be4" style:font-size-asian="10.5pt" style:font-size-complex="12pt"/>
    </style:style>
    <style:style style:name="T11" style:family="text">
      <style:text-properties fo:font-size="12pt" officeooo:rsid="00511179" style:font-size-asian="10.5pt" style:font-size-complex="12pt"/>
    </style:style>
    <style:style style:name="T12" style:family="text">
      <style:text-properties fo:font-size="12pt" style:text-underline-style="none" style:font-size-asian="10.5pt" style:font-size-complex="12pt"/>
    </style:style>
    <style:style style:name="T13" style:family="text">
      <style:text-properties fo:font-size="12pt" style:text-underline-style="none" officeooo:rsid="0008cfcc" style:font-size-asian="10.5pt" style:font-size-complex="12pt"/>
    </style:style>
    <style:style style:name="T14" style:family="text">
      <style:text-properties fo:font-size="12pt" style:text-underline-style="none" officeooo:rsid="0009a2de" style:font-size-asian="10.5pt" style:font-size-complex="12pt"/>
    </style:style>
    <style:style style:name="T15" style:family="text">
      <style:text-properties fo:font-size="12pt" style:text-underline-style="none" officeooo:rsid="000ae4b3" style:font-size-asian="10.5pt" style:font-size-complex="12pt"/>
    </style:style>
    <style:style style:name="T16" style:family="text">
      <style:text-properties fo:font-size="12pt" style:text-underline-style="none" officeooo:rsid="002ce3f9" style:font-size-asian="10.5pt" style:font-size-complex="12pt"/>
    </style:style>
    <style:style style:name="T17" style:family="text">
      <style:text-properties fo:font-size="12pt" style:text-underline-style="none" officeooo:rsid="0041fead" style:font-size-asian="10.5pt" style:font-size-complex="12pt"/>
    </style:style>
    <style:style style:name="T18" style:family="text">
      <style:text-properties fo:font-size="12pt" style:text-underline-style="none" officeooo:rsid="004427c5" style:font-size-asian="10.5pt" style:font-size-complex="12pt"/>
    </style:style>
    <style:style style:name="T19" style:family="text">
      <style:text-properties fo:font-size="12pt" style:text-underline-style="none" fo:font-weight="normal" officeooo:rsid="004427c5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48e4e6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49d405" style:font-size-asian="10.5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5268c1" style:font-size-asian="10.5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543a74" style:font-size-asian="10.5pt" style:font-weight-asian="normal" style:font-size-complex="12pt" style:font-weight-complex="normal"/>
    </style:style>
    <style:style style:name="T24" style:family="text">
      <style:text-properties style:text-underline-style="none" officeooo:rsid="00543a74"/>
    </style:style>
    <style:style style:name="T25" style:family="text">
      <style:text-properties officeooo:rsid="00543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6"/>
      <text:p text:style-name="P5">Algorithmique et Structures de Données <text:span text:style-name="T1">2</text:span></text:p>
      <text:p text:style-name="P6"/>
      <text:p text:style-name="P6"/>
      <text:p text:style-name="P2">Rapport Projet n°<text:span text:style-name="T1">1</text:span>:</text:p>
      <text:p text:style-name="P2"/>
      <text:p text:style-name="P4">Ensembl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Mamadou DIALLO</text:p>
      <text:p text:style-name="P7">Fatma MAOULOUD</text:p>
      <text:p text:style-name="P1">Groupe <text:span text:style-name="T2">4</text:span>03</text:p>
      <text:p text:style-name="P1"/>
      <text:p text:style-name="P1"/>
      <text:p text:style-name="P1"/>
      <text:p text:style-name="P1"/>
      <text:p text:style-name="P1"><text:soft-page-break/></text:p>
      <text:p text:style-name="P8">Introduction<text:span text:style-name="T12"> </text:span></text:p>
      <text:p text:style-name="P9"/>
      <text:p text:style-name="P9">………………………………….</text:p>
      <text:p text:style-name="P9"/>
      <text:p text:style-name="P9"/>
      <text:p text:style-name="P9"/>
      <text:p text:style-name="P12">I- <text:span text:style-name="T25">Ensembles.</text:span></text:p>
      <text:p text:style-name="P12"><text:span text:style-name="T24"><text:tab/><text:tab/><text:tab/></text:span><text:span text:style-name="T25">1</text:span> Premier Ensemble « Ensa »</text:p>
      <text:p text:style-name="P10"/>
      <text:p text:style-name="P11"><text:span text:style-name="T12"><text:tab/></text:span><text:span text:style-name="T13">Notre </text:span><text:span text:style-name="T17">première </text:span><text:span text:style-name="T15">implémentation</text:span><text:span text:style-name="T13"> consiste à réaliser un ensemble </text:span><text:span text:style-name="T15">grâce à la notion de programmation objet , cette classe sera implémentée </text:span><text:span text:style-name="T13">à l'aide d'un chaînage simple non trié sans doublons </text:span><text:span text:style-name="T14">où l'ajout se fait en queue de chaînage , </text:span><text:span text:style-name="T15">et elle dispose des méthodes public </text:span><text:span text:style-name="T17">décrites dans le TP1 auxquelles se rajoutent trois autres méthodes qui sont « intersectionEns », « unionEns » et « differenceEn</text:span><text:span text:style-name="T18">s »</text:span></text:p>
      <text:p text:style-name="P16"><text:span text:style-name="T16"><text:s/></text:span></text:p>
      <text:p text:style-name="P13"><text:span text:style-name="T3"> intersectionEns :</text:span></text:p>
      <text:p text:style-name="P13"><text:span text:style-name="T3"/></text:p>
      <text:p text:style-name="P17"><text:span text:style-name="T3"><text:s text:c="3"/></text:span><text:span text:style-name="T5">Cette méthode fait l'intersection </text:span><text:span text:style-name="T6">entre l'</text:span><text:span text:style-name="T5">ensemble courant et l'ensemble pris en paramètre , </text:span><text:span text:style-name="T8">elle modifie l'ensemble courant </text:span><text:span text:style-name="T9">de sorte </text:span><text:span text:style-name="T10">à</text:span><text:span text:style-name="T8"> conserv</text:span><text:span text:style-name="T11">er</text:span><text:span text:style-name="T8"> les éléments qui sont à la fois dans les deux ensembles</text:span></text:p>
      <text:p text:style-name="P13"><text:span text:style-name="T3"/></text:p>
      <text:p text:style-name="P13"><text:span text:style-name="T3"> UnionEns :</text:span></text:p>
      <text:p text:style-name="P13"><text:span text:style-name="T3"/></text:p>
      <text:p text:style-name="P18"><text:span text:style-name="T3"><text:s text:c="3"/></text:span><text:span text:style-name="T6">Cette méthode fait l'union entre l'ensemble courant et l'ensemble pris en paramètre , </text:span><text:span text:style-name="T7">elle le fait en rajoutant les éléments du second ensemble dans l'ensemble courant.</text:span></text:p>
      <text:p text:style-name="P18"><text:span text:style-name="T6"/></text:p>
      <text:p text:style-name="P14"><text:span text:style-name="T3"> differenceEn</text:span><text:span text:style-name="T4">s :</text:span><text:span text:style-name="T19"> </text:span></text:p>
      <text:p text:style-name="P14"><text:span text:style-name="T19"/></text:p>
      <text:p text:style-name="P15"><text:span text:style-name="T19"><text:s text:c="3"/></text:span><text:span text:style-name="T20">Cette méthode fait l</text:span><text:span text:style-name="T21">a différence</text:span><text:span text:style-name="T20"> entre l'ensemble courant et l'ensemble pris en paramètre , </text:span><text:span text:style-name="T22">elle modifie l'ensemble courant de sorte à conserver que les éléments qui sont </text:span><text:span text:style-name="T23">présent</text:span><text:span text:style-name="T22"> dans l'ensemble courant et pas dans l'ensemble pris en paramè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11:21.709203050</meta:creation-date>
    <meta:generator>LibreOffice/5.0.3.2$Linux_X86_64 LibreOffice_project/00m0$Build-2</meta:generator>
    <dc:date>2017-03-10T17:48:45.199430709</dc:date>
    <meta:editing-duration>PT2H47M19S</meta:editing-duration>
    <meta:editing-cycles>85</meta:editing-cycles>
    <meta:document-statistic meta:table-count="0" meta:image-count="0" meta:object-count="0" meta:page-count="2" meta:paragraph-count="18" meta:word-count="194" meta:character-count="1241" meta:non-whitespace-character-count="1045"/>
  </office:meta>
</office:document-meta>
</file>